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1.7563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077f9" officeooo:paragraph-rsid="000077f9"/>
    </style:style>
    <style:style style:name="P2" style:family="paragraph" style:parent-style-name="Table_20_Contents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077f9" officeooo:paragraph-rsid="000077f9" style:font-name-asian="Droid Sans Fallback1" style:font-size-asian="10pt" style:font-name-complex="Liberation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0pt" officeooo:rsid="000077f9" officeooo:paragraph-rsid="000077f9" style:font-name-asian="Droid Sans Fallback1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i thi tham du cuoc thi mua he sang tao 2014 cua truong Dai hoc Dai Nam.</text:p>
      <text:p text:style-name="P1">Thanh phan cua doi gom :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STT</text:p>
          </table:table-cell>
          <table:table-cell table:style-name="Table1.A1" office:value-type="string">
            <text:p text:style-name="P3">Ho va ten </text:p>
          </table:table-cell>
          <table:table-cell table:style-name="Table1.A1" office:value-type="string">
            <text:p text:style-name="P3">Nam</text:p>
          </table:table-cell>
          <table:table-cell table:style-name="Table1.D1" office:value-type="string">
            <text:p text:style-name="P3">Ghi chu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Nguyen Van Hoang</text:p>
          </table:table-cell>
          <table:table-cell table:style-name="Table1.A2" office:value-type="string">
            <text:p text:style-name="P4">4</text:p>
          </table:table-cell>
          <table:table-cell table:style-name="Table1.D2" office:value-type="string">
            <text:p text:style-name="P3">Doi truong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Ha Van An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6T20:10:43.355458728</dc:date>
    <meta:document-statistic meta:table-count="1" meta:image-count="0" meta:object-count="0" meta:page-count="1" meta:paragraph-count="19" meta:word-count="48" meta:character-count="166" meta:non-whitespace-character-count="135"/>
    <meta:generator>LibreOffice/4.2.4.2$Linux_X86_64 LibreOffice_project/420m0$Build-2</meta:generator>
  </office:meta>
</office:document-meta>
</file>